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2.128cm" fo:min-width="18.48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5.34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cfe7f5"/>
      <style:paragraph-properties fo:text-align="center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0.32cm" svg:height="13.716cm" svg:x="3.048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7.526cm" svg:height="2.301cm" svg:x="4.064cm" svg:y="4.765cm">
          <draw:text-box>
            <text:p><text:span text:style-name="T1">Conceptual Framework in Privacy Preserving Applications</text:span></text:p>
          </draw:text-box>
        </draw:frame>
        <draw:custom-shape draw:style-name="gr3" draw:text-style-name="P4" draw:layer="layout" svg:width="5.842cm" svg:height="2.032cm" svg:x="3.698cm" svg:y="7.366cm">
          <text:p text:style-name="P3"><text:span text:style-name="T2">Participan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0.298cm" svg:y="7.366cm">
          <text:p text:style-name="P3"><text:span text:style-name="T2">Application </text:span><text:span text:style-name="T2"><text:line-break/></text:span><text:span text:style-name="T2">Con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6.798cm" svg:y="7.366cm">
          <text:p text:style-name="P3"><text:span text:style-name="T2">Data Forma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3.698cm" svg:y="9.966cm">
          <text:p text:style-name="P3"><text:span text:style-name="T2">Privacy Norms</text:span><text:span text:style-name="T2"><text:line-break/></text:span><text:span text:style-name="T2">and Legisl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0.298cm" svg:y="9.966cm">
          <text:p text:style-name="P3"><text:span text:style-name="T2">User Perception</text:span><text:span text:style-name="T2"><text:line-break/></text:span><text:span text:style-name="T2">of Privac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6.798cm" svg:y="9.966cm">
          <text:p text:style-name="P3"><text:span text:style-name="T2">Data Sensitiv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3.698cm" svg:y="12.666cm">
          <text:p text:style-name="P3"><text:span text:style-name="T2">Privacy </text:span><text:span text:style-name="T2"><text:line-break/></text:span><text:span text:style-name="T2">Techniqu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0.298cm" svg:y="12.666cm">
          <text:p text:style-name="P3"><text:span text:style-name="T2">Privacy Mode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6.798cm" svg:y="12.666cm">
          <text:p text:style-name="P3"><text:span text:style-name="T2">Attack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6.598cm" svg:y="15.366cm">
          <text:p text:style-name="P3"><text:span text:style-name="T2">Data Uti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3.298cm" svg:y="15.366cm">
          <text:p text:style-name="P3"><text:span text:style-name="T2">Secur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droysb </meta:initial-creator>
    <meta:creation-date>2016-12-01T18:57:59.893393459</meta:creation-date>
    <dc:date>2018-04-03T18:51:06.997599761</dc:date>
    <meta:editing-duration>PT10M31S</meta:editing-duration>
    <meta:editing-cycles>6</meta:editing-cycles>
    <meta:generator>LibreOffice/5.4.5.1$Linux_X86_64 LibreOffice_project/40$Build-1</meta:generator>
    <meta:document-statistic meta:object-count="36"/>
  </office:meta>
</office:document-meta>
</file>